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29</dc:date>
    <meta:editing-duration>PT6H7M6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41" meta:character-count="1077" meta:non-whitespace-character-count="942"/>
  </office:meta>
</office:document-meta>
</file>